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2">
      <style:text-properties officeooo:rsid="003f1066" officeooo:paragraph-rsid="003f1066"/>
    </style:style>
    <style:style style:name="P5" style:family="paragraph" style:parent-style-name="Text_20_body">
      <style:text-properties officeooo:paragraph-rsid="003f1066"/>
    </style:style>
    <style:style style:name="P6" style:family="paragraph" style:parent-style-name="Text_20_body">
      <style:text-properties fo:font-weight="bold" officeooo:rsid="003f1066" officeooo:paragraph-rsid="003f1066" style:font-weight-asian="bold" style:font-weight-complex="bold"/>
    </style:style>
    <style:style style:name="P7" style:family="paragraph" style:parent-style-name="Text_20_body">
      <style:text-properties fo:font-weight="bold" officeooo:rsid="00426805" officeooo:paragraph-rsid="00426805" style:font-weight-asian="bold" style:font-weight-complex="bold"/>
    </style:style>
    <style:style style:name="P8" style:family="paragraph" style:parent-style-name="Text_20_body">
      <style:text-properties officeooo:paragraph-rsid="00453d9c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f1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f1066" style:font-weight-asian="normal" style:font-weight-complex="normal"/>
    </style:style>
    <style:style style:name="T7" style:family="text">
      <style:text-properties fo:font-weight="bold" officeooo:rsid="003f1066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3</text:span></text:h>
      <text:h text:style-name="P4" text:outline-level="2">Задача 1</text:h>
      <text:p text:style-name="P6">Постановка задачи: <text:span text:style-name="T5">Определите адреса клиентов, заказывавших игры с доставкой.</text:span></text:p>
      <text:p text:style-name="P7"><text:span text:style-name="T5"><draw:frame draw:style-name="fr1" draw:name="Object1" text:anchor-type="as-char" svg:y="-0.386cm" svg:width="4.3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><text:span text:style-name="T5"><draw:frame draw:style-name="fr1" draw:name="Object2" text:anchor-type="as-char" svg:y="-0.386cm" svg:width="3.397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text:span text:style-name="T5"><draw:frame draw:style-name="fr1" draw:name="Object3" text:anchor-type="as-char" svg:y="-0.386cm" svg:width="4.011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text:span text:style-name="T5"><draw:frame draw:style-name="fr1" draw:name="Object4" text:anchor-type="as-char" svg:y="-0.386cm" svg:width="2.806cm" svg:height="0.542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h text:style-name="P4" text:outline-level="2">Задача 2</text:h>
      <text:p text:style-name="P6">Постановка задачи: <text:span text:style-name="T5">Определите название и производителя игры (игр), в которую можно играть самой большой компанией.</text:span></text:p>
      <text:p text:style-name="P6"><text:span text:style-name="T5"><draw:frame draw:style-name="fr1" draw:name="Object5" text:anchor-type="as-char" svg:y="-0.386cm" svg:width="6.541cm" svg:height="0.542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6"><text:span text:style-name="T5"><draw:frame draw:style-name="fr1" draw:name="Object6" text:anchor-type="as-char" svg:y="-0.386cm" svg:width="6.318cm" svg:height="0.57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<draw:frame draw:style-name="fr1" draw:name="Object7" text:anchor-type="as-char" svg:y="-0.386cm" svg:width="6.595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1" draw:name="Object8" text:anchor-type="as-char" svg:y="-0.386cm" svg:width="5.572cm" svg:height="0.542cm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4" text:outline-level="2">Задача 3</text:h>
      <text:p text:style-name="P5"><text:span text:style-name="T7">Постановка задачи:</text:span><text:span text:style-name="T6"> Определить табельный номер сотрудника, назначенного ответственным только за один заказ (на момент выполнения запроса)</text:span></text:p>
      <text:p text:style-name="P5"><text:span text:style-name="T6"><draw:frame draw:style-name="fr1" draw:name="Object9" text:anchor-type="as-char" svg:y="-0.386cm" svg:width="3.949cm" svg:height="0.542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8"><text:span text:style-name="T6"><draw:frame draw:style-name="fr1" draw:name="Object11" text:anchor-type="as-char" svg:y="-0.386cm" svg:width="3.177cm" svg:height="0.54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"><text:span text:style-name="T6"><draw:frame draw:style-name="fr1" draw:name="Object10" text:anchor-type="as-char" svg:y="-0.386cm" svg:width="6.098cm" svg:height="0.607cm" draw:z-index="8"><draw:object xlink:href="./Object 10" xlink:type="simple" xlink:show="embed" xlink:actuate="onLoad"/><draw:image xlink:href="./ObjectReplacements/Object 10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f10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Базы данных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4-29T22:29:25.301833160</dc:date>
    <meta:editing-duration>PT2H6M35S</meta:editing-duration>
    <meta:editing-cycles>27</meta:editing-cycles>
    <meta:generator>LibreOffice/7.3.2.2$Linux_X86_64 LibreOffice_project/30$Build-2</meta:generator>
    <meta:document-statistic meta:table-count="0" meta:image-count="0" meta:object-count="11" meta:page-count="1" meta:paragraph-count="22" meta:word-count="92" meta:character-count="649" meta:non-whitespace-character-count="572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σ</mi>
          <mrow>
            <mi mathvariant="italic">Получение</mi>
            <mo stretchy="false">=</mo>
            <mi mathvariant="italic">Доставка</mi>
          </mrow>
        </msub>
      </mrow>
      <mrow>
        <mo fence="true" form="prefix" stretchy="false">(</mo>
        <mrow>
          <mi>З</mi>
        </mrow>
        <mo fence="true" form="postfix" stretchy="false">)</mo>
      </mrow>
    </mrow>
    <annotation encoding="StarMath 5.0">R_1 = %sigma_ { Получение=Доставка } (З)</annotation>
  </semantics>
</math>
</file>

<file path=Object 10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σ</mi>
          <mrow>
            <mi mathvariant="italic">Мощность</mi>
            <mrow>
              <mrow>
                <mo fence="true" form="prefix" stretchy="false">(</mo>
                <mrow>
                  <mrow>
                    <msub>
                      <mi>σ</mi>
                      <mrow>
                        <msub>
                          <mi>R</mi>
                          <mrow>
                            <mn>1.</mn>
                            <mi mathvariant="italic">Таб</mi>
                            <mn>.</mn>
                            <mi mathvariant="italic">номер</mi>
                          </mrow>
                        </msub>
                        <mo stretchy="false">=</mo>
                        <msub>
                          <mi>R</mi>
                          <mrow>
                            <mn>2.</mn>
                            <mi mathvariant="italic">Таб</mi>
                            <mn>.</mn>
                            <mi mathvariant="italic">номер</mi>
                          </mrow>
                        </msub>
                      </mrow>
                    </msub>
                    <mrow>
                      <mo fence="true" form="prefix" stretchy="false">(</mo>
                      <mrow>
                        <mrow>
                          <msub>
                            <mi>R</mi>
                            <mn>1</mn>
                          </msub>
                          <mi>,</mi>
                          <msub>
                            <mi>R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n>1</mn>
            </mrow>
          </mrow>
        </msub>
      </mrow>
      <mrow>
        <mo fence="true" form="prefix" stretchy="false">(</mo>
        <mrow>
          <msub>
            <mi>R</mi>
            <mn>2</mn>
          </msub>
        </mrow>
        <mo fence="true" form="postfix" stretchy="false">)</mo>
      </mrow>
    </mrow>
    <annotation encoding="StarMath 5.0">R_2 = %sigma_ { Мощность (%sigma_ { R_{1.Таб. номер} = R_{2.Таб. номер}} (R_1, R_2) ) = 1 } ( R_2 )</annotation>
  </semantics>
</math>
</file>

<file path=Object 11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П</mi>
          <mrow>
            <mi mathvariant="italic">Таб</mi>
            <mn>.</mn>
            <mi mathvariant="italic">номер</mi>
          </mrow>
        </msub>
      </mrow>
      <mrow>
        <mo fence="true" form="prefix" stretchy="false">(</mo>
        <mrow>
          <mi>С</mi>
        </mrow>
        <mo fence="true" form="postfix" stretchy="false">)</mo>
      </mrow>
    </mrow>
    <annotation encoding="StarMath 5.0">R_2 = П_{ Таб. номер } ( С )</annotation>
  </semantics>
</math>
</file>

<file path=Object 2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П</mi>
          <mrow>
            <mi mathvariant="italic">Ид</mi>
            <mi mathvariant="italic">клиента</mi>
          </mrow>
        </msub>
      </mrow>
      <mrow>
        <mo fence="true" form="prefix" stretchy="false">(</mo>
        <mrow>
          <msub>
            <mi>R</mi>
            <mn>1</mn>
          </msub>
        </mrow>
        <mo fence="true" form="postfix" stretchy="false">)</mo>
      </mrow>
    </mrow>
    <annotation encoding="StarMath 5.0">R_2 = П_ { Ид клиента } (R_1)</annotation>
  </semantics>
</math>
</file>

<file path=Object 3/content.xml><?xml version="1.0" encoding="utf-8"?>
<math xmlns="http://www.w3.org/1998/Math/MathML" display="block">
  <semantics>
    <mrow>
      <mrow>
        <msub>
          <mi>R</mi>
          <mn>3</mn>
        </msub>
        <mo stretchy="false">=</mo>
        <mrow>
          <msub>
            <mi>σ</mi>
            <mrow>
              <mi mathvariant="italic">Ид</mi>
              <mi mathvariant="italic">клиента</mi>
            </mrow>
          </msub>
          <mo stretchy="false">∩</mo>
          <msub>
            <mi>R</mi>
            <mn>2</mn>
          </msub>
        </mrow>
      </mrow>
      <mrow>
        <mo fence="true" form="prefix" stretchy="false">(</mo>
        <mrow>
          <mi>К</mi>
        </mrow>
        <mo fence="true" form="postfix" stretchy="false">)</mo>
      </mrow>
    </mrow>
    <annotation encoding="StarMath 5.0">R_3 = %sigma_ { Ид клиента } intersection R_2 ( К )</annotation>
  </semantics>
</math>
</file>

<file path=Object 4/content.xml><?xml version="1.0" encoding="utf-8"?>
<math xmlns="http://www.w3.org/1998/Math/MathML" display="block">
  <semantics>
    <mrow>
      <mrow>
        <msub>
          <mi>R</mi>
          <mn>4</mn>
        </msub>
        <mo stretchy="false">=</mo>
        <msub>
          <mi>П</mi>
          <mi mathvariant="italic">Адрес</mi>
        </msub>
      </mrow>
      <mrow>
        <mo fence="true" form="prefix" stretchy="false">(</mo>
        <mrow>
          <msub>
            <mi>R</mi>
            <mn>3</mn>
          </msub>
        </mrow>
        <mo fence="true" form="postfix" stretchy="false">)</mo>
      </mrow>
    </mrow>
    <annotation encoding="StarMath 5.0">R_4 = П_Адрес ( R_3 )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П</mi>
          <mrow>
            <mi mathvariant="italic">Название</mi>
            <mi>,</mi>
            <mi mathvariant="italic">Производитель</mi>
            <mi>,</mi>
            <mi mathvariant="italic">Макс</mi>
            <mn>.</mn>
            <mi mathvariant="italic">игроков</mi>
          </mrow>
        </msub>
      </mrow>
      <mrow>
        <mo fence="true" form="prefix" stretchy="false">(</mo>
        <mrow>
          <mi>И</mi>
        </mrow>
        <mo fence="true" form="postfix" stretchy="false">)</mo>
      </mrow>
    </mrow>
    <annotation encoding="StarMath 5.0">R_1 = П_{ Название, Производитель, Макс. игроков } ( И )</annotation>
  </semantics>
</math>
</file>

<file path=Object 6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R</mi>
          <mn>1</mn>
        </msub>
      </mrow>
      <msub>
        <mi>⋈</mi>
        <mrow>
          <msub>
            <mi>R</mi>
            <mrow>
              <mn>1.</mn>
              <mi mathvariant="italic">Макс</mi>
              <mn>.</mn>
            </mrow>
          </msub>
          <mrow>
            <mi mathvariant="italic">игроков</mi>
            <mo stretchy="false">&lt;</mo>
            <mi>R</mi>
          </mrow>
          <mi>'</mi>
          <mn>.</mn>
          <mi mathvariant="italic">Макс</mi>
          <mn>.</mn>
          <mi mathvariant="italic">игроков</mi>
        </mrow>
      </msub>
      <mrow>
        <mo fence="true" form="prefix" stretchy="false">(</mo>
        <mrow>
          <mrow>
            <mi>R</mi>
            <mi>'</mi>
          </mrow>
        </mrow>
        <mo fence="true" form="postfix" stretchy="false">)</mo>
      </mrow>
    </mrow>
    <annotation encoding="StarMath 5.0">R_2 = R_1 ⋈ _{ R_1.Макс. игроков &lt; R'.Макс. игроков} ( R' )</annotation>
  </semantics>
</math>
</file>

<file path=Object 7/content.xml><?xml version="1.0" encoding="utf-8"?>
<math xmlns="http://www.w3.org/1998/Math/MathML" display="block">
  <semantics>
    <mrow>
      <mrow>
        <msub>
          <mi>R</mi>
          <mn>3</mn>
        </msub>
        <mo stretchy="false">=</mo>
        <msub>
          <mi>П</mi>
          <mrow>
            <mi mathvariant="italic">Название</mi>
            <mi>,</mi>
            <mi mathvariant="italic">Производитель</mi>
            <mi>,</mi>
            <mi mathvariant="italic">Макс</mi>
            <mn>.</mn>
            <mi mathvariant="italic">игроков</mi>
          </mrow>
        </msub>
      </mrow>
      <mrow>
        <mo fence="true" form="prefix" stretchy="false">(</mo>
        <mrow>
          <msub>
            <mi>R</mi>
            <mn>2</mn>
          </msub>
        </mrow>
        <mo fence="true" form="postfix" stretchy="false">)</mo>
      </mrow>
    </mrow>
    <annotation encoding="StarMath 5.0">R_3 = П_{ Название, Производитель, Макс. игроков } ( R_2 )</annotation>
  </semantics>
</math>
</file>

<file path=Object 8/content.xml><?xml version="1.0" encoding="utf-8"?>
<math xmlns="http://www.w3.org/1998/Math/MathML" display="block">
  <semantics>
    <mrow>
      <mrow>
        <msub>
          <mi>R</mi>
          <mn>4</mn>
        </msub>
        <mo stretchy="false">=</mo>
        <msub>
          <mi>П</mi>
          <mrow>
            <mi mathvariant="italic">Название</mi>
            <mi>,</mi>
            <mi mathvariant="italic">Производитель</mi>
          </mrow>
        </msub>
      </mrow>
      <mrow>
        <mo fence="true" form="prefix" stretchy="false">(</mo>
        <mrow>
          <mrow>
            <msub>
              <mi>R</mi>
              <mn>1</mn>
            </msub>
            <mo stretchy="false">/</mo>
            <msub>
              <mi>R</mi>
              <mn>3</mn>
            </msub>
          </mrow>
        </mrow>
        <mo fence="true" form="postfix" stretchy="false">)</mo>
      </mrow>
    </mrow>
    <annotation encoding="StarMath 5.0">R_4 = П_{ Название, Производитель } ( R_1 / R_3 )</annotation>
  </semantics>
</math>
</file>

<file path=Object 9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П</mi>
          <mrow>
            <mi mathvariant="italic">Номер</mi>
            <mi>,</mi>
            <mi mathvariant="italic">Таб</mi>
            <mn>.</mn>
            <mi mathvariant="italic">номер</mi>
          </mrow>
        </msub>
      </mrow>
      <mrow>
        <mo fence="true" form="prefix" stretchy="false">(</mo>
        <mrow>
          <mi>З</mi>
        </mrow>
        <mo fence="true" form="postfix" stretchy="false">)</mo>
      </mrow>
    </mrow>
    <annotation encoding="StarMath 5.0">R_1 = П_{ Номер, Таб. номер } ( З )</annotation>
  </semantics>
</math>
</file>